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d0353c" officeooo:paragraph-rsid="04d0353c"/>
    </style:style>
    <style:style style:name="P6" style:family="paragraph" style:parent-style-name="Text_20_body">
      <style:text-properties officeooo:rsid="04d0bb9a" officeooo:paragraph-rsid="04e08f1d"/>
    </style:style>
    <style:style style:name="P7" style:family="paragraph" style:parent-style-name="Text_20_body">
      <style:text-properties officeooo:rsid="04d0bb9a" officeooo:paragraph-rsid="04e23d52"/>
    </style:style>
    <style:style style:name="P8" style:family="paragraph" style:parent-style-name="Text_20_body">
      <style:text-properties officeooo:rsid="04d1b36e" officeooo:paragraph-rsid="04d1b36e"/>
    </style:style>
    <style:style style:name="P9" style:family="paragraph" style:parent-style-name="Text_20_body">
      <style:text-properties officeooo:rsid="04d320e2" officeooo:paragraph-rsid="04d320e2"/>
    </style:style>
    <style:style style:name="P10" style:family="paragraph" style:parent-style-name="Text_20_body">
      <style:text-properties officeooo:rsid="04d320e2" officeooo:paragraph-rsid="04da54b5"/>
    </style:style>
    <style:style style:name="P11" style:family="paragraph" style:parent-style-name="Text_20_body">
      <style:text-properties officeooo:rsid="04d7bdf8" officeooo:paragraph-rsid="04d7de81"/>
    </style:style>
    <style:style style:name="P12" style:family="paragraph" style:parent-style-name="Text_20_body">
      <style:text-properties officeooo:rsid="04d7de81" officeooo:paragraph-rsid="04d7de81"/>
    </style:style>
    <style:style style:name="P13" style:family="paragraph" style:parent-style-name="Text_20_body">
      <style:text-properties officeooo:rsid="04dba11a" officeooo:paragraph-rsid="04dba11a"/>
    </style:style>
    <style:style style:name="P14" style:family="paragraph" style:parent-style-name="Text_20_body">
      <style:text-properties officeooo:rsid="04dba11a" officeooo:paragraph-rsid="04dc0ee5"/>
    </style:style>
    <style:style style:name="P15" style:family="paragraph" style:parent-style-name="Text_20_body">
      <style:text-properties officeooo:rsid="04dc76ac" officeooo:paragraph-rsid="04dc76ac"/>
    </style:style>
    <style:style style:name="P16" style:family="paragraph" style:parent-style-name="Text_20_body">
      <style:text-properties officeooo:rsid="04df36db" officeooo:paragraph-rsid="04df36db"/>
    </style:style>
    <style:style style:name="P17" style:family="paragraph" style:parent-style-name="Text_20_body">
      <style:text-properties officeooo:rsid="04df36db" officeooo:paragraph-rsid="051942f0"/>
    </style:style>
    <style:style style:name="P18" style:family="paragraph" style:parent-style-name="Text_20_body">
      <style:text-properties officeooo:rsid="04e54c44" officeooo:paragraph-rsid="04e54c44"/>
    </style:style>
    <style:style style:name="P19" style:family="paragraph" style:parent-style-name="Text_20_body">
      <style:text-properties officeooo:rsid="04e6aaa6" officeooo:paragraph-rsid="04e6aaa6"/>
    </style:style>
    <style:style style:name="P20" style:family="paragraph" style:parent-style-name="Text_20_body">
      <style:text-properties officeooo:rsid="04ecc327" officeooo:paragraph-rsid="04ecc327"/>
    </style:style>
    <style:style style:name="P21" style:family="paragraph" style:parent-style-name="Text_20_body">
      <style:text-properties fo:font-weight="normal" officeooo:rsid="04cf8afb" officeooo:paragraph-rsid="04cf8afb" style:font-weight-asian="normal" style:font-weight-complex="normal"/>
    </style:style>
    <style:style style:name="P22" style:family="paragraph" style:parent-style-name="Text_20_body">
      <style:text-properties fo:font-weight="normal" officeooo:rsid="04cf8afb" officeooo:paragraph-rsid="04da54b5" style:font-weight-asian="normal" style:font-weight-complex="normal"/>
    </style:style>
    <style:style style:name="P23" style:family="paragraph" style:parent-style-name="Text_20_body">
      <style:text-properties fo:font-weight="normal" officeooo:rsid="04d0353c" officeooo:paragraph-rsid="04d0353c" style:font-weight-asian="normal" style:font-weight-complex="normal"/>
    </style:style>
    <style:style style:name="P24" style:family="paragraph" style:parent-style-name="Text_20_body">
      <style:text-properties fo:font-weight="normal" officeooo:rsid="04d6b81a" officeooo:paragraph-rsid="04da54b5" style:font-weight-asian="normal" style:font-weight-complex="normal"/>
    </style:style>
    <style:style style:name="P25" style:family="paragraph" style:parent-style-name="Heading_20_2">
      <style:text-properties officeooo:rsid="04d1da7e" officeooo:paragraph-rsid="04d1da7e"/>
    </style:style>
    <style:style style:name="P26" style:family="paragraph" style:parent-style-name="Heading_20_2">
      <style:text-properties fo:font-weight="normal" officeooo:rsid="04d6b04c" officeooo:paragraph-rsid="04da54b5" style:font-weight-asian="normal" style:font-weight-complex="normal"/>
    </style:style>
    <style:style style:name="P27" style:family="paragraph" style:parent-style-name="Heading_20_2">
      <style:text-properties fo:font-weight="normal" officeooo:rsid="04dc76ac" officeooo:paragraph-rsid="04dc76ac" style:font-weight-asian="normal" style:font-weight-complex="normal"/>
    </style:style>
    <style:style style:name="P28" style:family="paragraph" style:parent-style-name="Heading_20_2">
      <style:text-properties officeooo:paragraph-rsid="03f4cd97"/>
    </style:style>
    <style:style style:name="P29" style:family="paragraph" style:parent-style-name="Text_20_body">
      <style:paragraph-properties fo:text-align="start" style:justify-single-word="false" style:writing-mode="lr-tb"/>
    </style:style>
    <style:style style:name="P30" style:family="paragraph" style:parent-style-name="Text_20_body">
      <style:paragraph-properties fo:text-align="start" style:justify-single-word="false" style:writing-mode="lr-tb"/>
      <style:text-properties officeooo:paragraph-rsid="04e54c44"/>
    </style:style>
    <style:style style:name="P31" style:family="paragraph" style:parent-style-name="Text_20_body">
      <style:paragraph-properties fo:text-align="start" style:justify-single-word="false" style:writing-mode="lr-tb"/>
      <style:text-properties officeooo:paragraph-rsid="04e6057e"/>
    </style:style>
    <style:style style:name="P32" style:family="paragraph" style:parent-style-name="Text_20_body">
      <style:paragraph-properties fo:text-align="start" style:justify-single-word="false" style:writing-mode="lr-tb"/>
      <style:text-properties officeooo:rsid="051e7733" officeooo:paragraph-rsid="051e7733"/>
    </style:style>
    <style:style style:name="P33" style:family="paragraph" style:parent-style-name="Standard">
      <style:paragraph-properties fo:text-align="end" style:justify-single-word="false" style:writing-mode="rl-tb"/>
      <style:text-properties officeooo:rsid="04ea064e" officeooo:paragraph-rsid="04ebe06f"/>
    </style:style>
    <style:style style:name="P34" style:family="paragraph" style:parent-style-name="Standard">
      <style:paragraph-properties fo:text-align="end" style:justify-single-word="false" style:writing-mode="rl-tb"/>
      <style:text-properties officeooo:rsid="04f28f6c" officeooo:paragraph-rsid="04f47e7c"/>
    </style:style>
    <style:style style:name="P35" style:family="paragraph" style:parent-style-name="Standard">
      <style:paragraph-properties fo:text-align="end" style:justify-single-word="false" style:writing-mode="rl-tb"/>
      <style:text-properties officeooo:rsid="04f4c918" officeooo:paragraph-rsid="04f4c918"/>
    </style:style>
    <style:style style:name="P36" style:family="paragraph" style:parent-style-name="Standard">
      <style:paragraph-properties fo:text-align="end" style:justify-single-word="false" style:writing-mode="rl-tb"/>
      <style:text-properties officeooo:rsid="04f622e2" officeooo:paragraph-rsid="04f622e2"/>
    </style:style>
    <style:style style:name="P37" style:family="paragraph" style:parent-style-name="Standard">
      <style:paragraph-properties fo:text-align="end" style:justify-single-word="false" style:writing-mode="rl-tb"/>
      <style:text-properties officeooo:rsid="04f47e7c" officeooo:paragraph-rsid="04f47e7c"/>
    </style:style>
    <style:style style:name="P38" style:family="paragraph" style:parent-style-name="Text_20_body">
      <style:paragraph-properties fo:text-align="end" style:justify-single-word="false" style:writing-mode="rl-tb"/>
      <style:text-properties fo:font-weight="normal" officeooo:rsid="04d1b81f" officeooo:paragraph-rsid="04da54b5" style:font-weight-asian="normal" style:font-weight-complex="normal"/>
    </style:style>
    <style:style style:name="P39" style:family="paragraph" style:parent-style-name="Text_20_body">
      <style:paragraph-properties fo:text-align="end" style:justify-single-word="false" style:writing-mode="rl-tb"/>
      <style:text-properties officeooo:rsid="051e7733" officeooo:paragraph-rsid="051e7733"/>
    </style:style>
    <style:style style:name="P40" style:family="paragraph" style:parent-style-name="כותרת_20_ותוכן_7e_LT_7e_Gliederung_20_1">
      <style:paragraph-properties fo:margin-left="0in" fo:margin-right="0in" fo:margin-top="0.0807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P41" style:family="paragraph" style:parent-style-name="כותרת_20_ותוכן_7e_LT_7e_Gliederung_20_1">
      <style:paragraph-properties fo:margin-left="0in" fo:margin-right="0in" fo:margin-top="0.0807in" fo:margin-bottom="0in" loext:contextual-spacing="false" fo:line-height="120%"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42" style:family="paragraph" style:parent-style-name="Standard">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43"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44"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b9690" style:font-size-asian="12pt" style:font-weight-asian="normal" style:font-size-complex="12pt"/>
    </style:style>
    <style:style style:name="P45"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c7a9f" style:font-size-asian="12pt" style:font-weight-asian="normal" style:font-size-complex="12pt"/>
    </style:style>
    <style:style style:name="P46"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47"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95d8" officeooo:paragraph-rsid="04fc95d8" style:font-size-asian="12pt" style:font-weight-asian="normal" style:font-size-complex="12pt"/>
    </style:style>
    <style:style style:name="P48"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officeooo:rsid="05151cde" officeooo:paragraph-rsid="05151cde" style:font-size-asian="12pt" style:font-size-complex="12pt"/>
    </style:style>
    <style:style style:name="P49" style:family="paragraph" style:parent-style-name="Standard">
      <style:paragraph-properties fo:margin-top="0.0807in" fo:margin-bottom="0in" loext:contextual-spacing="false" style:line-height-at-least="0.139in" fo:text-align="start" style:justify-single-word="false" style:writing-mode="lr-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50" style:family="paragraph" style:parent-style-name="כותרת_20_ותוכן_7e_LT_7e_Gliederung_20_1">
      <style:text-properties fo:font-size="12pt" officeooo:rsid="04d0353c" officeooo:paragraph-rsid="04d0353c" style:font-size-asian="12pt" style:font-size-complex="12pt"/>
    </style:style>
    <style:style style:name="P51" style:family="paragraph" style:parent-style-name="Standard" style:list-style-name="L3">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52" style:family="paragraph" style:parent-style-name="Standard" style:list-style-name="L4">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53" style:family="paragraph" style:parent-style-name="Text_20_body" style:list-style-name="L1">
      <style:text-properties officeooo:rsid="04dc76ac" officeooo:paragraph-rsid="04dc76ac"/>
    </style:style>
    <style:style style:name="P54" style:family="paragraph" style:parent-style-name="Text_20_body" style:list-style-name="L2">
      <style:text-properties fo:font-weight="normal" officeooo:rsid="04f10426" officeooo:paragraph-rsid="04f10426" style:font-weight-asian="normal" style:font-weight-complex="normal"/>
    </style:style>
    <style:style style:name="P55" style:family="paragraph" style:parent-style-name="Text_20_body" style:list-style-name="L5">
      <style:text-properties officeooo:paragraph-rsid="03f4cd97"/>
    </style:style>
    <style:style style:name="P56" style:family="paragraph" style:parent-style-name="Text_20_body" style:list-style-name="L5">
      <style:text-properties officeooo:rsid="051bc9a6" officeooo:paragraph-rsid="051bc9a6"/>
    </style:style>
    <style:style style:name="P57" style:family="paragraph" style:parent-style-name="Text_20_body">
      <style:text-properties officeooo:rsid="051e7733" officeooo:paragraph-rsid="04dc0ee5"/>
    </style:style>
    <style:style style:name="P58" style:family="paragraph" style:parent-style-name="Heading_20_1">
      <style:text-properties officeooo:rsid="04ce6ab7" officeooo:paragraph-rsid="04ce6ab7"/>
    </style:style>
    <style:style style:name="P59" style:family="paragraph" style:parent-style-name="Heading_20_1">
      <style:text-properties officeooo:rsid="051da6b3" officeooo:paragraph-rsid="051da6b3"/>
    </style:style>
    <style:style style:name="T1" style:family="text">
      <style:text-properties fo:font-weight="bold" style:font-weight-asian="bold" style:font-weight-complex="bold"/>
    </style:style>
    <style:style style:name="T2" style:family="text">
      <style:text-properties fo:font-weight="bold" officeooo:rsid="04d0ca94" style:font-weight-asian="bold" style:font-weight-complex="bold"/>
    </style:style>
    <style:style style:name="T3" style:family="text">
      <style:text-properties officeooo:rsid="033bd0c4"/>
    </style:style>
    <style:style style:name="T4" style:family="text">
      <style:text-properties officeooo:rsid="0453d4d8"/>
    </style:style>
    <style:style style:name="T5" style:family="text">
      <style:text-properties fo:color="#0000ff" style:font-name="Consolas"/>
    </style:style>
    <style:style style:name="T6" style:family="text">
      <style:text-properties fo:color="#0000ff" style:font-name="Consolas" officeooo:rsid="04f822d0"/>
    </style:style>
    <style:style style:name="T7" style:family="text">
      <style:text-properties style:font-name="Consolas"/>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officeooo:rsid="04d0ca94" style:font-weight-asian="normal" style:font-weight-complex="normal"/>
    </style:style>
    <style:style style:name="T11" style:family="text">
      <style:text-properties fo:font-weight="normal" officeooo:rsid="04dc0ee5" style:font-weight-asian="normal" style:font-weight-complex="normal"/>
    </style:style>
    <style:style style:name="T12" style:family="text">
      <style:text-properties fo:font-weight="normal" officeooo:rsid="04dc76ac" style:font-weight-asian="normal" style:font-weight-complex="normal"/>
    </style:style>
    <style:style style:name="T13" style:family="text">
      <style:text-properties fo:font-weight="normal" officeooo:rsid="04dd8a0e" style:font-weight-asian="normal" style:font-weight-complex="normal"/>
    </style:style>
    <style:style style:name="T14" style:family="text">
      <style:text-properties fo:font-weight="normal" officeooo:rsid="04e08f1d" style:font-weight-asian="normal" style:font-weight-complex="normal"/>
    </style:style>
    <style:style style:name="T15" style:family="text">
      <style:text-properties fo:font-weight="normal" officeooo:rsid="04e384a2" style:font-weight-asian="normal" style:font-weight-complex="normal"/>
    </style:style>
    <style:style style:name="T16" style:family="text">
      <style:text-properties fo:font-weight="normal" officeooo:rsid="04f10426" style:font-weight-asian="normal" style:font-weight-complex="normal"/>
    </style:style>
    <style:style style:name="T17" style:family="text">
      <style:text-properties fo:font-weight="normal" officeooo:rsid="05152736" style:font-weight-asian="normal"/>
    </style:style>
    <style:style style:name="T18" style:family="text">
      <style:text-properties officeooo:rsid="04d1da7e"/>
    </style:style>
    <style:style style:name="T19" style:family="text">
      <style:text-properties officeooo:rsid="04d4c23a"/>
    </style:style>
    <style:style style:name="T20" style:family="text">
      <style:text-properties officeooo:rsid="04d7bdf8"/>
    </style:style>
    <style:style style:name="T21" style:family="text">
      <style:text-properties officeooo:rsid="04d7de81"/>
    </style:style>
    <style:style style:name="T22" style:family="text">
      <style:text-properties officeooo:rsid="04d8003b"/>
    </style:style>
    <style:style style:name="T23" style:family="text">
      <style:text-properties officeooo:rsid="04dc8e03"/>
    </style:style>
    <style:style style:name="T24" style:family="text">
      <style:text-properties fo:color="#008000" style:font-name="Consolas"/>
    </style:style>
    <style:style style:name="T25" style:family="text">
      <style:text-properties officeooo:rsid="04e6057e"/>
    </style:style>
    <style:style style:name="T26" style:family="text">
      <style:text-properties officeooo:rsid="04ebe06f"/>
    </style:style>
    <style:style style:name="T27" style:family="text">
      <style:text-properties officeooo:rsid="04ee5c36"/>
    </style:style>
    <style:style style:name="T28" style:family="text">
      <style:text-properties officeooo:rsid="04f822d0"/>
    </style:style>
    <style:style style:name="T29" style:family="text">
      <style:text-properties officeooo:rsid="04fb9690"/>
    </style:style>
    <style:style style:name="T30" style:family="text">
      <style:text-properties officeooo:rsid="04fc7a9f"/>
    </style:style>
    <style:style style:name="T31" style:family="text">
      <style:text-properties officeooo:rsid="04fd7a60"/>
    </style:style>
    <style:style style:name="T32" style:family="text">
      <style:text-properties officeooo:rsid="051942f0"/>
    </style:style>
    <style:style style:name="T33" style:family="text">
      <style:text-properties officeooo:rsid="051e773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תיכנות בתבניות - template</text:h>
      <text:p text:style-name="P16">[כ-<text:span text:style-name="T32">60</text:span> דקות]</text:p>
      <text:p text:style-name="Heading_20_2">למה <text:span text:style-name="T18">בכלל </text:span>צריך תבניות?</text:p>
      <text:p text:style-name="P21">במקרים רבים אנחנו צריכים לכתוב פונקציה כללית המתאימה לטיפוסי משתנים שונים, אבל מתבצעת בצורה שונה לכל טיפוס.</text:p>
      <text:p text:style-name="P21">דוגמה פשוטה היא פונקציה להחלפה בין שני משתנים: <text:s text:c="2"/>swap(a,b).</text:p>
      <text:p text:style-name="P21">אפשר לכתוב פונקציה שתחליף בין שני משתנים מסוג int - בטח כתבתם כזאת בעבר. היא די פשוטה ויש בה 3 שורות לכל היותר.</text:p>
      <text:p text:style-name="P21">אפשר גם לכתוב פונקציה שתחליף בין שני משתנים מסוג string; היא תהיה זהה לחלוטין פרט לסוגי המשתנים.</text:p>
      <text:p text:style-name="P21">האם אפשר לכתוב את ה-swap פעם אחת, ולהשתמש בה לכל סוגי-הנתונים?</text:p>
      <text:p text:style-name="P23">בשפת סי יכולנו לעשות דבר כזה בעזרת מצביע כללי (void*), אבל זה בעייתי מכמה סיבות: (א) אין בדיקה שהטיפוסים אכן תואמים - אפשר למשל לנסות להחליף מספר שלם עם מחרוזת והקומפיילר לא ישים לב. (ב) הקריאה פחות נוחה - צריך להעביר לפונקציה את גודל הסוג שרוצים להחליף. (ג) הביצוע פחות יעיל - צריך להעביר בית בית.</text:p>
      <text:p text:style-name="P5"><text:span text:style-name="T9">בשפת ++C יש דרך נוחה ובטוחה יותר להגדיר פונקציה כללית: מילת הקסם </text:span><text:span text:style-name="T1">template</text:span><text:span text:style-name="T2"> - תבנית.</text:span><text:span text:style-name="T9"> <text:s/>בעזרת המילה הזאת ניתן להגדיר את swap כך שיעבוד אוטומטית לכל הסוגים; ראו תיקיה 1.</text:span></text:p>
      <text:p text:style-name="P50"><text:span text:style-name="T9">template &lt;typename T&gt; void swap(T&amp; a, T&amp; b) </text:span>{</text:p>
      <text:p text:style-name="P40"><text:s text:c="3"/>T tmp = a; <text:s text:c="2"/>a = b; <text:s/>b = tmp;</text:p>
      <text:p text:style-name="P40">}</text:p>
      <text:p text:style-name="Heading_20_2">איך זה עובד?</text:p>
      <text:p text:style-name="P6"><text:span text:style-name="T9">כשמגדירים </text:span><text:span text:style-name="T10">תבנית</text:span><text:span text:style-name="T9">, הקומפיילר זוכר את ההגדרה אבל עדיין לא מייצר שום קוד. </text:span><text:span text:style-name="T14">תבנית היא לא קוד - היא רק מרשם לייצור קוד.</text:span></text:p>
      <text:p text:style-name="P7"><text:span text:style-name="T9">הקוד נוצר רק </text:span><text:span text:style-name="T14">כשמנסים להפעיל את ה</text:span><text:span text:style-name="T10">תבנית</text:span><text:span text:style-name="T9">. לדוגמה, הקריאה swap(a,b) כאשר a,b הם מסוג int, תגרום ליצירת פונקציה swap(int&amp;,int&amp;). <text:s text:c="2"/>אותה קריאה בדיוק כאשר a,b הם מסוג double, תגרום ליצירת פונקציה </text:span><text:span text:style-name="T1">אחרת</text:span><text:span text:style-name="T9"> שבה הפרמטרים הם מסוג double&amp;.</text:span></text:p>
      <text:p text:style-name="P7"><text:span text:style-name="T10">בכל פעם שהקומפיילר נתקל בקריאה לפונקציה, ולא מוצא פונקציה עם הפרמטרים המתאימים - הוא מחפש תבנית שאפשר </text:span><text:span text:style-name="T15">להשתמש בה כדי ליצור פונקציה מתאימה</text:span><text:span text:style-name="T10">. <text:s text:c="2"/>התהליך הזה של יצירת פונקציה מסויימת מתוך תבנית נקרא instantiation (מלשון יצירת instance).</text:span></text:p>
      <text:p text:style-name="P8"><text:span text:style-name="T10">א</text:span><text:span text:style-name="T9">פשר לראות את זה יפה ב-compiler explorer: כשיש קריאה - הקומפיילר יוצר פונקציה, כשאין קריאה - הוא לא יוצר כלום.</text:span></text:p>
      <text:p text:style-name="P22"/>
      <text:p text:style-name="P26">איפה מגדירים תבניות?</text:p>
      <text:p text:style-name="P10">הקומפיילר משתמש בתבני<text:span text:style-name="T19">ו</text:span>ת ליצירת קוד תוך כדי קומפילציה, <text:span text:style-name="T19">ולכן כל </text:span>תבנית חייבת להיות מוגדרת כולה (כולל המימוש) במקום שהקומפיילר יכול לראות כאשר הוא בונה את התוכנית הראשית - כלומר בקובץ h. </text:p>
      <text:p text:style-name="P24">אם נגדיר בקובץ h כותרת של תבנית בלי מימוש, כמו שעשינו לפונקציות רגילות - הקומפיילר לא יוכל להשתמש בתבנית זו.</text:p>
      <text:p text:style-name="P38"/>
      <text:p text:style-name="P25">הנחות של תבניות</text:p>
      <text:p text:style-name="P9">כל תבנית מניחה הנחות מסויימות על הסוגים שהיא מקבלת. ההנחות האלו לא כתובו<text:span text:style-name="T20">ת בפירוש </text:span>בשום מקום<text:span text:style-name="T20">, אבל הן נובעות מהגדרת התבנית.</text:span></text:p>
      <text:p text:style-name="P11">לדוגמה, הפונקציה swap מניחה ש: </text:p>
      <text:p text:style-name="P11">(א) אפשר ליצור <text:span text:style-name="T21">עצם חדש מסוג T - יש לו בנאי מעתיק ציבורי.</text:span></text:p>
      <text:p text:style-name="P12">(ב) אפשר להעתיק עצם מסוג a לתוך עצם מסוג b - יש לו אופרטור השמה ציבורי.</text:p>
      <text:p text:style-name="P20">יש כמה מקרים אפשריים:</text:p>
      <text:p text:style-name="P20">1. אם לא הגדרנו שום בנאי מעתיק / אופרטור השמה - הקומפיילר ייצור אותם עבורנו כברירת מחדל (העתקה שטחית) והפונקציה swap תשתמש בהם.</text:p>
      <text:p text:style-name="P20">2. אם הגדרנו בנאי-מעתיק ואופרטור-השמה ציבוריים משלנו (למשל כדי לבצע העתקה עמוקה), הפונקציה swap תשתמש בהם אוטומטית.</text:p>
      <text:p text:style-name="P20">3. אם הגדרנת בנאי-מעתיק פרטי (כי לא רצינו שיוכלו להעתיק את המחלקה), אז הקומפיילר לא יצליח לייצר עבורה את הפונקצייה swap<text:span text:style-name="T27">, ויחזיר שגיאת קומפילציה.</text:span></text:p>
      <text:p text:style-name="P12"><text:span text:style-name="T9">שימו לב</text:span><text:span text:style-name="T1"> </text:span>- הבדיקה הזאת מתבצעת רק כשאנחנו מנסים להפעיל את התבנית swap על סוג כלשהו. כלומר, אנחנו לא נקבל שגיאת קימפול על התבנית swap, אלא רק על ההפעלה של התבנית הזאת על סוג שאין לו בנאי מעתיק ציבורי<text:span text:style-name="T22"> (ראו תיקיה 1)</text:span>.</text:p>
      <text:p text:style-name="P20"/>
      <text:p text:style-name="P13"><text:span text:style-name="T1">דוגמה נוספת</text:span>: נניח שאנחנו כותבים תבנית של פונקציית סידור (sort) ע"י השוואות והחלפות. ההנחות של התבנית הזאת הן: </text:p>
      <text:p text:style-name="P13">(א-ב) אותן הנחות של swap - כי היא קוראת ל-swap;</text:p>
      <text:p text:style-name="P13">(ג) אפשר להשוות שני עצמים מהסוג הנתון ע"י אופרטור "קטן מ-".</text:p>
      <text:p text:style-name="P14"><text:span text:style-name="T1">דוגמה נוספת</text:span><text:span text:style-name="T11">: תבנית לאופרטור "לא שווה", שקוראת אוטומטית לאופרטור "==" והופכת את התשובה</text:span><text:span text:style-name="T12"> (ראו במצגת).</text:span></text:p>
      <text:p text:style-name="P27">איך הקומפיילר בוחר לאיזו פונקציה לקרוא?</text:p>
      <text:p text:style-name="P15">כשיש כמה פונקציות עם אותו שם ואותו מספר פרמטרים, הקומפיילר בוחר ביניהם באופן הבא:</text:p>
      <text:list xml:id="list1359038282" text:style-name="L1">
        <text:list-item>
          <text:p text:style-name="P53">קודם-כל, הוא בוחר את כל הפונקציות עם רמת ההתאמה הגבוהה ביותר (הכי פחות המרות סוגים).</text:p>
        </text:list-item>
        <text:list-item>
          <text:p text:style-name="P53">בתוך הקבוצה עם רמת ההתאמה הגבוהה ביותר, הוא בוחר את הפונקציות שהן לא תבניות, ורק אם אין כאלה - הוא מפעיל את התבניות.</text:p>
        </text:list-item>
      </text:list>
      <text:p text:style-name="P15">הדבר מאפשר ל<text:span text:style-name="T23">כתוב תבנית כללית, ויחד איתה, פונקציה ספציפית יותר הפועלת באופן שונה על סוגים שונים. הקומפיילר יבחר את הפונקציה הספציפית אם היא מתאימה; אחרת - הוא יבחר את הפונקציה הכללית יותר. יש </text:span><text:span text:style-name="T13">דוגמאות רבות במצגת.</text:span><text:span text:style-name="T16"> דוגמאות נוספות:</text:span></text:p>
      <text:list xml:id="list4193186881" text:style-name="L2">
        <text:list-item>
          <text:p text:style-name="P54">swap - עבור טיפוסים מספריים - אפשר לבצע בעזרת פעולות חיבור וחיסור ובלי משתנה זמני (זה שימושי רק אם מאד חשוב לנו לחסוך במקום על המחסנית).</text:p>
        </text:list-item>
        <text:list-item>
          <text:p text:style-name="P54">swap - עבור מחלקות עם העתקה עמוקה - אפשר לבצע במהירות רבה יותר ע"י העתקה שטחית.</text:p>
        </text:list-item>
      </text:list>
      <text:p text:style-name="P57"/>
      <text:p text:style-name="P28">מקורות</text:p>
      <text:list xml:id="list128649734" text:style-name="L5">
        <text:list-item>
          <text:p text:style-name="P55">מצג<text:span text:style-name="T4">ו</text:span>ת של<text:span text:style-name="T3"> </text:span>אופיר פלא<text:span text:style-name="T4"> ומירי בן-ניסן.</text:span></text:p>
        </text:list-item>
        <text:list-item>
          <text:p text:style-name="P56">Peter Gottschling, "Discovering Modern C++", chapter 3.</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04T21:18:20.088309460</dc:date>
    <meta:editing-duration>P9DT14H9M1S</meta:editing-duration>
    <meta:editing-cycles>1199</meta:editing-cycles>
    <dc:creator>Erel Segal-Halevi</dc:creator>
    <meta:document-statistic meta:table-count="0" meta:image-count="0" meta:object-count="0" meta:page-count="1" meta:paragraph-count="48" meta:word-count="754" meta:character-count="4157" meta:non-whitespace-character-count="3441"/>
  </office:meta>
</office:document-meta>
</file>